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git</text:p>
      <text:p text:style-name="Standard">in ander d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 Tijhuis</meta:initial-creator>
    <meta:creation-date>2016-01-11T20:06:28.91</meta:creation-date>
    <dc:date>2016-01-11T20:17:09.56</dc:date>
    <dc:creator>Jan Tijhuis</dc:creator>
    <meta:editing-duration>PT3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" meta:word-count="5" meta:character-count="20"/>
  </office:meta>
</office:document-meta>
</file>